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co1" style:family="table-column">
      <style:table-column-properties style:column-width="8.805cm" style:use-optimal-column-width="false"/>
    </style:style>
    <style:style style:name="co2" style:family="table-column">
      <style:table-column-properties style:column-width="8.463cm" style:use-optimal-column-width="false"/>
    </style:style>
    <style:style style:name="co3" style:family="table-column">
      <style:table-column-properties style:column-width="8.64cm" style:use-optimal-column-width="false"/>
    </style:style>
    <style:style style:name="ro1" style:family="table-row">
      <style:table-row-properties style:row-height="2.631cm"/>
    </style:style>
    <style:style style:name="ro2" style:family="table-row">
      <style:table-row-properties style:row-height="2.176cm"/>
    </style:style>
    <style:style style:name="ro3" style:family="table-row">
      <style:table-row-properties style:row-height="1.863cm"/>
    </style:style>
    <style:style style:name="ro4" style:family="table-row">
      <style:table-row-properties style:row-height="3.13cm"/>
    </style:style>
    <style:style style:name="ro5" style:family="table-row">
      <style:table-row-properties style:row-height="3.119cm"/>
    </style:style>
    <style:style style:name="ro6" style:family="table-row">
      <style:table-row-properties style:row-height="1.761cm"/>
    </style:style>
    <style:style style:name="ce1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paragraph-properties fo:text-align="end" style:writing-mode="rl-tb"/>
      <style:text-properties fo:color="#ff0000" fo:font-size="28pt" style:font-size-asian="28pt" style:font-size-complex="28pt"/>
    </style:style>
    <style:style style:name="ce3" style:family="table-cell">
      <style:paragraph-properties fo:text-align="end" style:writing-mode="rl-tb"/>
      <style:text-properties fo:color="#0000ff" fo:font-size="28pt" style:font-size-asian="28pt" style:font-size-complex="28pt"/>
    </style:style>
    <style:style style:name="ce4" style:family="table-cell">
      <style:paragraph-properties fo:text-align="end" style:writing-mode="rl-tb"/>
      <style:text-properties fo:color="#009933" fo:font-size="28pt" style:font-size-asian="28pt" style:font-size-complex="28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font-size="40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end" style:writing-mode="rl-tb"/>
      <style:text-properties fo:color="#ff0000" fo:font-size="28pt" style:font-size-asian="28pt" style:font-size-complex="28pt"/>
    </style:style>
    <style:style style:name="P11" style:family="paragraph">
      <style:paragraph-properties fo:text-align="end" style:writing-mode="rl-tb"/>
      <style:text-properties fo:color="#0000ff" fo:font-size="28pt" style:font-size-asian="28pt" style:font-size-complex="28pt"/>
    </style:style>
    <style:style style:name="P12" style:family="paragraph">
      <style:paragraph-properties fo:text-align="end" style:writing-mode="rl-tb"/>
      <style:text-properties fo:color="#009933"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color="#3333ff" fo:font-weight="bold" style:font-weight-asian="bold" style:font-weight-complex="bold"/>
    </style:style>
    <style:style style:name="T4" style:family="text">
      <style:text-properties fo:color="#3333ff"/>
    </style:style>
    <style:style style:name="T5" style:family="text">
      <style:text-properties fo:color="#009933" fo:font-weight="bold" style:font-weight-asian="bold" style:font-weight-complex="bold"/>
    </style:style>
    <style:style style:name="T6" style:family="text">
      <style:text-properties fo:color="#009933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8" style:family="text">
      <style:text-properties fo:color="#ff0000"/>
    </style:style>
    <style:style style:name="T9" style:family="text">
      <style:text-properties fo:color="#0000ff"/>
    </style:style>
    <style:style style:name="T10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כתיבה וקריאה של עצמים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1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5.2cm" svg:height="14.137cm" svg:x="1.4cm" svg:y="4.913cm" presentation:class="outline" presentation:user-transformed="true">
          <draw:text-box>
            <text:list text:style-name="L2">
              <text:list-item>
                <text:p text:style-name="P5"><text:span text:style-name="T3"><text:s/>התמדה –</text:span><text:span text:style-name="T4"> </text:span><text:span text:style-name="T4">persistence</text:span><text:span text:style-name="T4"> – </text:span><text:span text:style-name="T4"><text:line-break/></text:span><text:span text:style-name="T4">רוצים שהמידע ימשיך לחיות גם אחרי סיום התוכנית.</text:span></text:p>
              </text:list-item>
              <text:list-item>
                <text:p text:style-name="P5"><text:span text:style-name="T5"><text:s/>תקשורת –</text:span><text:span text:style-name="T6"> העברת עצמים בין שרת לבין לקוח של </text:span><text:span text:style-name="T6">אפליקציית-רשת.</text:span></text:p>
              </text:list-item>
            </text:list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7">כתיבה וקריאה – למה צריך את זה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7">שיטות לכתיבה וקריאה</text:span></text:p>
          </draw:text-box>
        </draw:frame>
        <draw:frame draw:style-name="standard" draw:layer="layout" svg:width="25.907cm" svg:height="14.679cm" svg:x="1.778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ObjectStream</text:p>
              </table:table-cell>
              <table:table-cell>
                <text:p text:style-name="P9">XML</text:p>
              </table:table-cell>
              <table:table-cell>
                <text:p text:style-name="P9">JSON</text:p>
              </table:table-cell>
            </table:table-row>
            <table:table-row table:style-name="ro2">
              <table:table-cell table:style-name="ce2">
                <text:p text:style-name="P10"><text:span text:style-name="T8">בינארי – לא קריא</text:span></text:p>
              </table:table-cell>
              <table:table-cell table:style-name="ce3">
                <text:p text:style-name="P11"><text:span text:style-name="T9">טקסט ארוך</text:span></text:p>
              </table:table-cell>
              <table:table-cell table:style-name="ce4">
                <text:p text:style-name="P12"><text:span text:style-name="T6">טקסט קצר</text:span></text:p>
              </table:table-cell>
            </table:table-row>
            <table:table-row table:style-name="ro3" table:default-cell-style-name="ce4">
              <table:table-cell>
                <text:p text:style-name="P12">המחלקה נשמרת</text:p>
              </table:table-cell>
              <table:table-cell>
                <text:p text:style-name="P12">המחלקה נשמרת</text:p>
              </table:table-cell>
              <table:table-cell table:style-name="ce2">
                <text:p text:style-name="P10"><text:span text:style-name="T8"><text:s/>המחלקה לא נשמרת</text:span></text:p>
              </table:table-cell>
            </table:table-row>
            <table:table-row table:style-name="ro4" table:default-cell-style-name="ce4">
              <table:table-cell>
                <text:p text:style-name="P12">חלק מג’אבה - Serializable</text:p>
              </table:table-cell>
              <table:table-cell>
                <text:p text:style-name="P12">חלק מג’אבה - JAXB</text:p>
              </table:table-cell>
              <table:table-cell table:style-name="ce3">
                <text:p text:style-name="P11"><text:span text:style-name="T9">ספריה חיצונית – </text:span><text:span text:style-name="T9">GSON, Jackson</text:span></text:p>
              </table:table-cell>
            </table:table-row>
            <table:table-row table:style-name="ro5" table:default-cell-style-name="ce2">
              <table:table-cell table:style-name="ce4">
                <text:p text:style-name="P12"><text:span text:style-name="T6">עצמים זהים לא משוכפלים</text:span></text:p>
              </table:table-cell>
              <table:table-cell>
                <text:p text:style-name="P10"><text:span text:style-name="T10">עצמים זהים משוכפלים</text:span></text:p>
              </table:table-cell>
              <table:table-cell>
                <text:p text:style-name="P10">עצמים זהים משוכפלים</text:p>
              </table:table-cell>
            </table:table-row>
            <table:table-row table:style-name="ro6" table:default-cell-style-name="ce2">
              <table:table-cell table:style-name="ce4">
                <text:p text:style-name="P12">יש טיפול בגרסאות</text:p>
              </table:table-cell>
              <table:table-cell>
                <text:p text:style-name="P10">אין טיפול בגרסאות</text:p>
              </table:table-cell>
              <table:table-cell>
                <text:p text:style-name="P10">אין טיפול בגרסאות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תיכנות מונחה עצמים - כתיבה וקריאה של עצמים</dc:title>
    <meta:creation-date>2017-10-27T15:20:51Z</meta:creation-date>
    <dc:date>2018-01-07T11:23:37.527755852</dc:date>
    <meta:editing-cycles>293</meta:editing-cycles>
    <meta:editing-duration>P1DT1H46M45S</meta:editing-duration>
    <meta:document-statistic meta:object-count="159"/>
  </office:meta>
</office:document-meta>
</file>